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9.75pt" fo:letter-spacing="normal" fo:font-style="normal" fo:font-weight="normal" officeooo:rsid="0001a2b2" officeooo:paragraph-rsid="0001a2b2"/>
    </style:style>
    <style:style style:name="P3" style:family="paragraph" style:parent-style-name="Subtitle">
      <style:text-properties officeooo:rsid="00037432" officeooo:paragraph-rsid="00037432"/>
    </style:style>
    <style:style style:name="P4" style:family="paragraph" style:parent-style-name="Title">
      <style:text-properties officeooo:rsid="00037432" officeooo:paragraph-rsid="00037432"/>
    </style:style>
    <style:style style:name="P5" style:family="paragraph" style:parent-style-name="Heading_20_1">
      <style:text-properties officeooo:paragraph-rsid="000374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1</text:p>
      <text:p text:style-name="P3">CT4101</text:p>
      <text:p text:style-name="Subtitle">Luke Fox - 16342861</text:p>
      <text:p text:style-name="P1"/>
      <text:h text:style-name="P5" text:outline-level="1">Choice of ML Package</text:h>
      <text:h text:style-name="P5" text:outline-level="1">Data Preparation</text:h>
      <text:h text:style-name="P5" text:outline-level="1">Description of Chosen Algorithms</text:h>
      <text:h text:style-name="P5" text:outline-level="1">Results</text:h>
      <text:h text:style-name="P5" text:outline-level="1">Discussion/Conclusion.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5:22:53.898524438</meta:creation-date>
    <dc:date>2019-10-03T16:07:54.336055535</dc:date>
    <meta:editing-duration>PT19M4S</meta:editing-duration>
    <meta:editing-cycles>1</meta:editing-cycles>
    <meta:document-statistic meta:table-count="0" meta:image-count="0" meta:object-count="0" meta:page-count="1" meta:paragraph-count="8" meta:word-count="19" meta:character-count="134" meta:non-whitespace-character-count="123"/>
    <meta:generator>LibreOffice/6.0.7.3$Linux_X86_64 LibreOffice_project/00m0$Build-3</meta:generator>
  </office:meta>
</office:document-meta>
</file>